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ea339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ea339" officeooo:paragraph-rsid="000ea339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1">
      <style:text-properties style:font-name="Liberation Mono" fo:font-size="10pt" officeooo:rsid="000ea339" officeooo:paragraph-rsid="000ea339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2">
      <style:text-properties style:font-name="Liberation Mono" fo:font-size="10pt" officeooo:rsid="000ea339" officeooo:paragraph-rsid="000ea339" style:font-name-asian="Courier New" style:font-size-asian="10pt" style:font-name-complex="Liberation Mono" style:font-size-complex="10pt"/>
    </style:style>
    <style:style style:name="P7" style:family="paragraph" style:parent-style-name="Table_20_Contents" style:list-style-name="L3">
      <style:text-properties style:font-name="Liberation Mono" fo:font-size="10pt" officeooo:rsid="000ea339" officeooo:paragraph-rsid="000ea339" style:font-name-asian="Courier New" style:font-size-asian="10pt" style:font-name-complex="Liberation Mono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2">57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3">Stop UI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>None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3">Needed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3">Stop Application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3">DM requires the ability to stop the UI, killing the UI process</text:p>
            <text:p text:style-name="P1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3">The DM clicks the exit button, or inputs the related hotkey</text:p>
            <text:p text:style-name="P1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<text:s text:c="3"/>1. Dungeon Master</text:p>
            <text:p text:style-name="P1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5712515377092841619" text:style-name="L1">
              <text:list-item>
                <text:p text:style-name="P5">Exit button is clicked or hotkey input</text:p>
                <text:p text:style-name="P5"/>
              </text:list-item>
            </text:list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1313312203855745555" text:style-name="L2">
              <text:list-item>
                <text:p text:style-name="P6">The UI is closed and the process ended</text:p>
                <text:p text:style-name="P6"/>
              </text:list-item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list xml:id="list1157909976626124251" text:style-name="L3">
              <text:list-item>
                <text:p text:style-name="P7">The DM wishes to close the UI</text:p>
              </text:list-item>
              <text:list-item>
                <text:p text:style-name="P7">The DM clicks the exit button or inputs the related hotkey</text:p>
              </text:list-item>
              <text:list-item>
                <text:p text:style-name="P7">The UI closes and its process is killed</text:p>
              </text:list-item>
            </text:list>
            <text:p text:style-name="P1"/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"/>
            <text:p text:style-name="P1"/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37:47.016000000</dc:date>
    <meta:editing-duration>PT1H2M44S</meta:editing-duration>
    <meta:editing-cycles>8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5" meta:word-count="97" meta:character-count="496" meta:non-whitespace-character-count="426"/>
  </office:meta>
</office:document-meta>
</file>